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5cm" fo:min-width="8.75cm" loext:decorative="false"/>
    </style:style>
    <style:style style:name="gr2" style:family="graphic" style:parent-style-name="standard">
      <style:graphic-properties draw:fill="solid" draw:fill-color="#158466" draw:textarea-horizontal-align="justify" draw:textarea-vertical-align="middle" draw:auto-grow-height="false" fo:min-height="2.25cm" fo:min-width="8.25cm" style:writing-mode="lr-tb" loext:decorative="false"/>
      <style:paragraph-properties style:writing-mode="lr-tb"/>
    </style:style>
    <style:style style:name="gr3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1.751cm" fo:min-width="8.5cm" loext:decorative="false"/>
    </style:style>
    <style:style style:name="gr4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2.25cm" fo:min-width="8.75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8.25cm" style:writing-mode="lr-tb" loext:decorative="false"/>
      <style:paragraph-properties style:writing-mode="lr-tb"/>
    </style:style>
    <style:style style:name="gr6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2.25cm" fo:min-width="8.5cm" loext:decorative="false"/>
    </style:style>
    <style:style style:name="gr7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2.75cm" fo:min-width="8.75cm" loext:decorative="false"/>
    </style:style>
    <style:style style:name="gr8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3.799cm" fo:min-width="8.5cm" loext:decorative="false"/>
    </style:style>
    <style:style style:name="gr9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2.75cm" fo:min-width="8.5cm" loext:decorative="false"/>
    </style:style>
    <style:style style:name="gr10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3.5cm" fo:min-width="8.75cm" loext:decorative="false"/>
    </style:style>
    <style:style style:name="gr11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4.001cm" fo:min-width="8.75cm" loext:decorative="false"/>
    </style:style>
    <style:style style:name="gr1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.25cm" fo:min-width="21.501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.25cm" fo:min-width="21.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cm" fo:min-width="6.5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053cm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8.25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ec9ba4" draw:textarea-horizontal-align="justify" draw:textarea-vertical-align="middle" draw:auto-grow-height="false" fo:min-height="1.25cm" fo:min-width="8.25cm" style:writing-mode="lr-tb" loext:decorative="false"/>
      <style:paragraph-properties style:writing-mode="lr-tb"/>
    </style:style>
    <style:style style:name="gr18" style:family="graphic" style:parent-style-name="standard">
      <style:graphic-properties draw:fill="solid" draw:fill-color="#a7074b" draw:textarea-horizontal-align="justify" draw:textarea-vertical-align="middle" draw:auto-grow-height="false" fo:min-height="0.654cm" fo:min-width="2.404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fill="solid" draw:fill-color="#ea7500" draw:textarea-horizontal-align="justify" draw:textarea-vertical-align="middle" draw:auto-grow-height="false" fo:min-height="0.654cm" fo:min-width="2.404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ffffff" draw:fill="solid" draw:fill-color="#3465a4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ffffff" draw:fill="solid" draw:fill-color="#2a6099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2" style:family="graphic" style:parent-style-name="standard">
      <style:graphic-properties draw:fill="solid" draw:fill-color="#bf819e" draw:textarea-horizontal-align="justify" draw:textarea-vertical-align="middle" draw:auto-grow-height="false" fo:min-height="1.75cm" fo:min-width="8.25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ffffff" draw:fill="solid" draw:fill-color="#ffbf00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25cm" fo:min-width="8cm" style:writing-mode="lr-tb" loext:decorative="false"/>
      <style:paragraph-properties style:writing-mode="lr-tb"/>
    </style:style>
    <style:style style:name="gr25" style:family="graphic" style:parent-style-name="standard">
      <style:graphic-properties draw:fill="solid" draw:fill-color="#e16173" draw:textarea-horizontal-align="justify" draw:textarea-vertical-align="middle" draw:auto-grow-height="false" fo:min-height="0.878cm" fo:min-width="1.128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746cm" fo:min-width="4.001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746cm" fo:min-width="12.001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746cm" fo:min-width="12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3.25cm" fo:min-width="8cm" style:writing-mode="lr-tb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75cm" fo:min-width="8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2.247cm" fo:min-width="0.249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2.25cm" fo:min-width="0.249cm" style:writing-mode="lr-tb" loext:decorative="false"/>
      <style:paragraph-properties style:writing-mode="lr-tb"/>
    </style:style>
    <style:style style:name="gr33" style:family="graphic" style:parent-style-name="standard">
      <style:graphic-properties draw:fill="solid" draw:fill-color="#50938a" draw:textarea-horizontal-align="justify" draw:textarea-vertical-align="middle" draw:auto-grow-height="false" fo:min-height="1.251cm" fo:min-width="3.75cm" style:writing-mode="lr-tb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2.25cm" fo:min-width="8.25cm" style:writing-mode="lr-tb" loext:decorative="false"/>
      <style:paragraph-properties style:writing-mode="lr-tb"/>
    </style:style>
    <style:style style:name="gr35" style:family="graphic" style:parent-style-name="standard">
      <style:graphic-properties draw:fill="solid" draw:fill-color="#158466" draw:textarea-horizontal-align="justify" draw:textarea-vertical-align="bottom" draw:auto-grow-height="false" fo:min-height="1.104cm" fo:min-width="2.104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fill="solid" draw:fill-color="#168253" draw:textarea-horizontal-align="justify" draw:textarea-vertical-align="bottom" draw:auto-grow-height="false" fo:min-height="1.194cm" fo:min-width="2.094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fill="solid" draw:fill-color="#168253" draw:textarea-horizontal-align="justify" draw:textarea-vertical-align="bottom" draw:auto-grow-height="false" fo:min-height="1.104cm" fo:min-width="1.854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ffffff" draw:fill="solid" draw:fill-color="#999999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draw:fill="solid" draw:fill-color="#e6e905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0" style:family="graphic" style:parent-style-name="objectwithoutfill">
      <style:graphic-properties svg:stroke-width="0.053cm" svg:stroke-color="#168253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41" style:family="graphic" style:parent-style-name="standard">
      <style:graphic-properties draw:textarea-horizontal-align="justify" draw:textarea-vertical-align="middle" draw:auto-grow-height="false" fo:min-height="0.25cm" fo:min-width="3.75cm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width="0.159cm" draw:marker-start-width="0.437cm" draw:marker-end="Arrowheads_20_1" draw:marker-end-width="0.537cm" draw:fill="none" draw:textarea-vertical-align="middle" fo:padding-top="0.203cm" fo:padding-bottom="0.203cm" fo:padding-left="0.328cm" fo:padding-right="0.328cm" loext:decorative="false"/>
    </style:style>
    <style:style style:name="gr43" style:family="graphic" style:parent-style-name="standard">
      <style:graphic-properties draw:fill="solid" draw:fill-color="#ffbf00" draw:textarea-horizontal-align="justify" draw:textarea-vertical-align="middle" draw:auto-grow-height="false" fo:min-height="0.25cm" fo:min-width="2.75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ffffff" draw:fill="solid" draw:fill-color="#ff6d6d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ffffff" draw:fill="solid" draw:fill-color="#e16173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ffffff" draw:fill="solid" draw:fill-color="#b2b2b2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ffffff" draw:fill="solid" draw:fill-color="#d62e4e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8" style:family="graphic" style:parent-style-name="standard">
      <style:graphic-properties svg:stroke-color="#ffffff" draw:fill="solid" draw:fill-color="#069a2e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9" style:family="graphic" style:parent-style-name="standard">
      <style:graphic-properties draw:fill="solid" draw:fill-color="#168253" draw:textarea-horizontal-align="justify" draw:textarea-vertical-align="middle" draw:auto-grow-height="false" fo:min-height="1.104cm" fo:min-width="2.854cm" fo:wrap-option="wrap" style:writing-mode="lr-tb" loext:decorative="false"/>
      <style:paragraph-properties style:writing-mode="lr-tb"/>
    </style:style>
    <style:style style:name="gr50" style:family="graphic" style:parent-style-name="standard">
      <style:graphic-properties draw:fill="solid" draw:fill-color="#168253" draw:textarea-horizontal-align="justify" draw:textarea-vertical-align="middle" draw:auto-grow-height="false" fo:min-height="1.556cm" fo:min-width="3.056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fill="solid" draw:fill-color="#bf819e" draw:textarea-horizontal-align="justify" draw:textarea-vertical-align="middle" draw:auto-grow-height="false" fo:min-height="1.5cm" fo:min-width="4.25cm" style:writing-mode="lr-tb" loext:decorative="false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1.75cm" fo:min-width="2cm" style:writing-mode="lr-tb" loext:decorative="false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5.75cm" fo:min-width="2cm" style:writing-mode="lr-tb" loext:decorative="false"/>
      <style:paragraph-properties style:writing-mode="lr-tb"/>
    </style:style>
    <style:style style:name="gr54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1.751cm" fo:min-width="8.75cm" loext:decorative="false"/>
    </style:style>
    <style:style style:name="gr55" style:family="graphic" style:parent-style-name="standard">
      <style:graphic-properties draw:fill="solid" draw:fill-color="#bf0041" draw:textarea-horizontal-align="justify" draw:textarea-vertical-align="middle" draw:auto-grow-height="false" fo:min-height="1.251cm" fo:min-width="8.236cm" style:writing-mode="lr-tb" loext:decorative="false"/>
      <style:paragraph-properties style:writing-mode="lr-tb"/>
    </style:style>
    <style:style style:name="gr56" style:family="graphic" style:parent-style-name="standard">
      <style:graphic-properties loext:decorative="false"/>
    </style:style>
    <style:style style:name="gr57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.249cm" fo:min-width="0cm" style:writing-mode="lr-tb" loext:decorative="false"/>
      <style:paragraph-properties style:writing-mode="lr-tb"/>
    </style:style>
    <style:style style:name="gr58" style:family="graphic" style:parent-style-name="standard">
      <style:graphic-properties draw:fill="solid" draw:fill-color="#168253" draw:textarea-horizontal-align="justify" draw:textarea-vertical-align="bottom" draw:auto-grow-height="false" fo:min-height="1.223cm" fo:min-width="2.842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fill="solid" draw:fill-color="#168253" draw:textarea-horizontal-align="justify" draw:textarea-vertical-align="bottom" draw:auto-grow-height="false" fo:min-height="1.104cm" fo:min-width="3.354cm" fo:wrap-option="wrap" style:writing-mode="lr-tb" loext:decorative="false"/>
      <style:paragraph-properties style:writing-mode="lr-tb"/>
    </style:style>
    <style:style style:name="gr60" style:family="graphic" style:parent-style-name="standard">
      <style:graphic-properties draw:fill="solid" draw:fill-color="#168253" draw:textarea-horizontal-align="justify" draw:textarea-vertical-align="bottom" draw:auto-grow-height="false" fo:min-height="1.104cm" fo:min-width="2.854cm" fo:wrap-option="wrap" style:writing-mode="lr-tb" loext:decorative="false"/>
      <style:paragraph-properties style:writing-mode="lr-tb"/>
    </style:style>
    <style:style style:name="gr61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co1" style:family="table-column">
      <style:table-column-properties style:column-width="1.91cm" style:use-optimal-column-width="false"/>
    </style:style>
    <style:style style:name="co2" style:family="table-column">
      <style:table-column-properties style:column-width="1.311cm" style:use-optimal-column-width="false"/>
    </style:style>
    <style:style style:name="co3" style:family="table-column">
      <style:table-column-properties style:column-width="1.606cm" style:use-optimal-column-width="false"/>
    </style:style>
    <style:style style:name="ro1" style:family="table-row">
      <style:table-row-properties style:row-height="0.557cm" style:use-optimal-row-height="false"/>
    </style:style>
    <style:style style:name="ce1" style:family="table-cell">
      <style:paragraph-properties fo:text-align="center"/>
      <style:text-properties fo:font-size="9pt" style:font-size-asian="9pt" style:font-size-complex="9pt"/>
    </style:style>
    <style:style style:name="ce2" style:family="table-cell">
      <style:text-properties fo:font-size="9pt" style:font-size-asian="9pt" style:font-size-complex="9pt"/>
    </style:style>
    <style:style style:name="ce3" style:family="table-cell">
      <loext:graphic-properties draw:textarea-horizontal-align="center"/>
      <style:paragraph-properties fo:text-align="center"/>
      <style:text-properties fo:font-size="9pt" style:font-size-asian="9pt" style:font-size-complex="9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2.6cm"/>
    </style:style>
    <style:style style:name="P3" style:family="paragraph">
      <loext:graphic-properties draw:fill="solid" draw:fill-color="#158466"/>
      <style:paragraph-properties fo:margin-left="0cm" fo:margin-right="0cm" fo:text-align="center" fo:text-indent="2.6cm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ec9ba4"/>
      <style:paragraph-properties fo:text-align="center" style:writing-mode="lr-tb"/>
    </style:style>
    <style:style style:name="P9" style:family="paragraph">
      <loext:graphic-properties draw:fill="solid" draw:fill-color="#a7074b"/>
      <style:paragraph-properties fo:text-align="center" style:writing-mode="lr-tb"/>
    </style:style>
    <style:style style:name="P10" style:family="paragraph">
      <loext:graphic-properties draw:fill="solid" draw:fill-color="#ea7500"/>
      <style:paragraph-properties fo:text-align="center" style:writing-mode="lr-tb"/>
    </style:style>
    <style:style style:name="P11" style:family="paragraph">
      <style:paragraph-properties fo:text-align="center"/>
      <style:text-properties fo:font-size="4pt" style:font-size-asian="8pt" style:font-size-complex="8pt"/>
    </style:style>
    <style:style style:name="P12" style:family="paragraph">
      <loext:graphic-properties draw:fill="solid" draw:fill-color="#3465a4"/>
      <style:paragraph-properties fo:text-align="center" style:writing-mode="lr-tb"/>
      <style:text-properties fo:font-size="4pt" style:font-size-asian="8pt" style:font-size-complex="8pt"/>
    </style:style>
    <style:style style:name="P13" style:family="paragraph">
      <loext:graphic-properties draw:fill="solid" draw:fill-color="#2a6099"/>
      <style:paragraph-properties fo:text-align="center" style:writing-mode="lr-tb"/>
      <style:text-properties fo:font-size="4pt" style:font-size-asian="8pt" style:font-size-complex="8pt"/>
    </style:style>
    <style:style style:name="P14" style:family="paragraph">
      <loext:graphic-properties draw:fill="solid" draw:fill-color="#bf819e"/>
      <style:paragraph-properties fo:text-align="center" style:writing-mode="lr-tb"/>
    </style:style>
    <style:style style:name="P15" style:family="paragraph">
      <loext:graphic-properties draw:fill="solid" draw:fill-color="#ffbf00"/>
      <style:paragraph-properties fo:text-align="center" style:writing-mode="lr-tb"/>
      <style:text-properties fo:font-size="4pt" style:font-size-asian="8pt" style:font-size-complex="8pt"/>
    </style:style>
    <style:style style:name="P16" style:family="paragraph">
      <style:paragraph-properties fo:margin-left="0cm" fo:margin-right="4.2cm" fo:text-align="center" fo:text-indent="0cm"/>
    </style:style>
    <style:style style:name="P17" style:family="paragraph">
      <style:paragraph-properties fo:margin-left="0cm" fo:margin-right="4.2cm" fo:text-align="center" fo:text-indent="0cm" style:writing-mode="lr-tb"/>
    </style:style>
    <style:style style:name="P18" style:family="paragraph">
      <loext:graphic-properties draw:fill="solid" draw:fill-color="#e16173"/>
      <style:paragraph-properties fo:text-align="center" style:writing-mode="lr-tb"/>
    </style:style>
    <style:style style:name="P19" style:family="paragraph">
      <style:paragraph-properties fo:margin-left="0cm" fo:margin-right="0cm" fo:text-align="center" fo:text-indent="6.6cm"/>
    </style:style>
    <style:style style:name="P20" style:family="paragraph">
      <style:paragraph-properties fo:margin-left="0cm" fo:margin-right="0cm" fo:text-align="center" fo:text-indent="6.6cm" style:writing-mode="lr-tb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margin-left="0cm" fo:margin-right="0cm" fo:text-align="center" fo:text-indent="0cm" style:writing-mode="lr-tb"/>
    </style:style>
    <style:style style:name="P23" style:family="paragraph">
      <loext:graphic-properties draw:fill="solid" draw:fill-color="#50938a"/>
      <style:paragraph-properties fo:text-align="center" style:writing-mode="lr-tb"/>
    </style:style>
    <style:style style:name="P24" style:family="paragraph">
      <style:paragraph-properties fo:text-align="center"/>
      <style:text-properties fo:font-size="13pt" style:font-size-asian="13pt" style:font-size-complex="13pt"/>
    </style:style>
    <style:style style:name="P25" style:family="paragraph">
      <style:paragraph-properties fo:margin-top="0cm" fo:margin-bottom="0cm" fo:text-align="center"/>
      <style:text-properties fo:font-size="13pt" style:font-size-asian="13pt" style:font-size-complex="13pt"/>
    </style:style>
    <style:style style:name="P26" style:family="paragraph">
      <loext:graphic-properties draw:fill="solid" draw:fill-color="#158466"/>
      <style:paragraph-properties fo:text-align="center" style:writing-mode="lr-tb"/>
      <style:text-properties fo:font-size="13pt" style:font-size-asian="13pt" style:font-size-complex="13pt"/>
    </style:style>
    <style:style style:name="P27" style:family="paragraph">
      <loext:graphic-properties draw:fill="solid" draw:fill-color="#168253"/>
      <style:paragraph-properties fo:text-align="center" style:writing-mode="lr-tb"/>
      <style:text-properties fo:font-size="13pt" style:font-size-asian="13pt" style:font-size-complex="13pt"/>
    </style:style>
    <style:style style:name="P28" style:family="paragraph">
      <style:paragraph-properties fo:margin-left="0cm" fo:margin-right="5.2cm" fo:text-align="center" fo:text-indent="0cm"/>
    </style:style>
    <style:style style:name="P29" style:family="paragraph">
      <style:paragraph-properties fo:margin-left="0cm" fo:margin-right="5.2cm" fo:text-align="center" fo:text-indent="0cm" style:writing-mode="lr-tb"/>
    </style:style>
    <style:style style:name="P30" style:family="paragraph">
      <style:paragraph-properties fo:text-align="center"/>
      <style:text-properties fo:font-size="11pt" style:font-size-asian="11pt" style:font-size-complex="11pt"/>
    </style:style>
    <style:style style:name="P31" style:family="paragraph">
      <loext:graphic-properties draw:fill="solid" draw:fill-color="#168253"/>
      <style:paragraph-properties fo:text-align="center" style:writing-mode="lr-tb"/>
      <style:text-properties fo:font-size="11pt" style:font-size-asian="11pt" style:font-size-complex="11pt"/>
    </style:style>
    <style:style style:name="P32" style:family="paragraph">
      <loext:graphic-properties draw:fill="solid" draw:fill-color="#999999"/>
      <style:paragraph-properties fo:text-align="center" style:writing-mode="lr-tb"/>
      <style:text-properties fo:font-size="4pt" style:font-size-asian="8pt" style:font-size-complex="8pt"/>
    </style:style>
    <style:style style:name="P33" style:family="paragraph">
      <style:paragraph-properties fo:margin-left="0cm" fo:margin-right="1.5cm" fo:text-align="center" fo:text-indent="0cm"/>
    </style:style>
    <style:style style:name="P34" style:family="paragraph">
      <style:paragraph-properties fo:margin-left="0cm" fo:margin-right="1.5cm" fo:text-align="center" fo:text-indent="0cm" style:writing-mode="lr-tb"/>
    </style:style>
    <style:style style:name="P35" style:family="paragraph">
      <loext:graphic-properties draw:fill="solid" draw:fill-color="#e6e905"/>
      <style:paragraph-properties fo:text-align="center" style:writing-mode="lr-tb"/>
      <style:text-properties fo:font-size="4pt" style:font-size-asian="8pt" style:font-size-complex="8pt"/>
    </style:style>
    <style:style style:name="P36" style:family="paragraph">
      <style:paragraph-properties fo:text-align="center"/>
      <style:text-properties fo:font-size="10pt" style:font-size-asian="10pt" style:font-size-complex="10pt"/>
    </style:style>
    <style:style style:name="P37" style:family="paragraph">
      <style:paragraph-properties fo:text-align="center" style:writing-mode="lr-tb"/>
      <style:text-properties fo:font-size="10pt" style:font-size-asian="10pt" style:font-size-complex="10pt"/>
    </style:style>
    <style:style style:name="P38" style:family="paragraph">
      <loext:graphic-properties draw:fill="solid" draw:fill-color="#ffbf00"/>
      <style:paragraph-properties fo:text-align="center" style:writing-mode="lr-tb"/>
      <style:text-properties fo:font-size="10pt" style:font-size-asian="10pt" style:font-size-complex="10pt"/>
    </style:style>
    <style:style style:name="P39" style:family="paragraph">
      <loext:graphic-properties draw:fill="solid" draw:fill-color="#ff6d6d"/>
      <style:paragraph-properties fo:text-align="center" style:writing-mode="lr-tb"/>
      <style:text-properties fo:font-size="4pt" style:font-size-asian="8pt" style:font-size-complex="8pt"/>
    </style:style>
    <style:style style:name="P40" style:family="paragraph">
      <loext:graphic-properties draw:fill="solid" draw:fill-color="#e16173"/>
      <style:paragraph-properties fo:text-align="center" style:writing-mode="lr-tb"/>
      <style:text-properties fo:font-size="4pt" style:font-size-asian="8pt" style:font-size-complex="8pt"/>
    </style:style>
    <style:style style:name="P41" style:family="paragraph">
      <loext:graphic-properties draw:fill="solid" draw:fill-color="#b2b2b2"/>
      <style:paragraph-properties fo:text-align="center" style:writing-mode="lr-tb"/>
      <style:text-properties fo:font-size="4pt" style:font-size-asian="8pt" style:font-size-complex="8pt"/>
    </style:style>
    <style:style style:name="P42" style:family="paragraph">
      <style:paragraph-properties fo:text-align="center"/>
      <style:text-properties fo:font-size="10pt" style:font-size-asian="8pt" style:font-size-complex="8pt"/>
    </style:style>
    <style:style style:name="P43" style:family="paragraph">
      <loext:graphic-properties draw:fill="solid" draw:fill-color="#d62e4e"/>
      <style:paragraph-properties fo:text-align="center" style:writing-mode="lr-tb"/>
      <style:text-properties fo:font-size="10pt" style:font-size-asian="8pt" style:font-size-complex="8pt"/>
    </style:style>
    <style:style style:name="P44" style:family="paragraph">
      <loext:graphic-properties draw:fill="solid" draw:fill-color="#069a2e"/>
      <style:paragraph-properties fo:text-align="center" style:writing-mode="lr-tb"/>
      <style:text-properties fo:font-size="4pt" style:font-size-asian="8pt" style:font-size-complex="8pt"/>
    </style:style>
    <style:style style:name="P45" style:family="paragraph">
      <loext:graphic-properties draw:fill="none"/>
      <style:paragraph-properties fo:text-align="center"/>
      <style:text-properties fo:font-weight="bold"/>
    </style:style>
    <style:style style:name="P46" style:family="paragraph">
      <style:paragraph-properties fo:text-align="center"/>
      <style:text-properties fo:color="#000000" loext:opacity="100%" fo:font-size="10pt" style:font-size-asian="8pt" style:font-size-complex="8pt"/>
    </style:style>
    <style:style style:name="P47" style:family="paragraph">
      <loext:graphic-properties draw:fill="solid" draw:fill-color="#999999"/>
      <style:paragraph-properties fo:text-align="center" style:writing-mode="lr-tb"/>
      <style:text-properties fo:color="#000000" loext:opacity="100%" fo:font-size="10pt" style:font-size-asian="8pt" style:font-size-complex="8pt"/>
    </style:style>
    <style:style style:name="P48" style:family="paragraph">
      <loext:graphic-properties draw:fill="solid" draw:fill-color="#bf819e"/>
      <style:paragraph-properties fo:text-align="center" style:writing-mode="lr-tb"/>
      <style:text-properties fo:font-size="13pt" style:font-size-asian="13pt" style:font-size-complex="13pt"/>
    </style:style>
    <style:style style:name="P49" style:family="paragraph">
      <loext:graphic-properties draw:fill="solid" draw:fill-color="#bf0041"/>
      <style:paragraph-properties fo:text-align="center" style:writing-mode="lr-tb"/>
    </style:style>
    <style:style style:name="P50" style:family="paragraph">
      <style:paragraph-properties fo:text-align="center"/>
      <style:text-properties style:font-size-asian="9pt" style:font-size-complex="9pt"/>
    </style:style>
    <style:style style:name="P51" style:family="paragraph">
      <style:text-properties style:font-size-asian="9pt" style:font-size-complex="9pt"/>
    </style:style>
    <style:style style:name="P52" style:family="paragraph">
      <style:text-properties fo:font-size="9pt" style:font-size-asian="9pt" style:font-size-complex="9pt"/>
    </style:style>
    <style:style style:name="P53" style:family="paragraph">
      <style:paragraph-properties fo:text-align="center"/>
      <style:text-properties fo:font-size="9pt" style:font-size-asian="9pt" style:font-size-complex="9pt"/>
    </style:style>
    <style:style style:name="P54" style:family="paragraph">
      <loext:graphic-properties draw:fill="solid" draw:fill-color="#ffbf00"/>
      <style:paragraph-properties fo:text-align="center" style:writing-mode="lr-tb"/>
      <style:text-properties fo:font-size="10pt" style:font-size-asian="8pt" style:font-size-complex="8pt"/>
    </style:style>
    <style:style style:name="P55" style:family="paragraph">
      <loext:graphic-properties draw:fill="solid" draw:fill-color="#b2b2b2"/>
      <style:paragraph-properties fo:text-align="center" style:writing-mode="lr-tb"/>
      <style:text-properties fo:font-size="10pt" style:font-size-asian="8pt" style:font-size-complex="8pt"/>
    </style:style>
    <style:style style:name="T1" style:family="text">
      <style:text-properties fo:font-size="4pt" style:font-size-asian="8pt" style:font-size-complex="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4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3.20000004768372pt" style:font-size-asian="2.09999990463257pt" style:font-size-complex="2.09999990463257pt"/>
    </style:style>
    <style:style style:name="T8" style:family="text">
      <style:text-properties fo:color="#000000" loext:opacity="100%" fo:font-size="3.20000004768372pt" style:font-size-asian="2.09999990463257pt" style:font-size-complex="2.09999990463257pt"/>
    </style:style>
    <style:style style:name="T9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5cm" svg:height="5.25cm" svg:x="5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75cm" svg:height="2.5cm" svg:x="5.25cm" svg:y="14.25cm">
          <text:p text:style-name="P2">Memory</text:p>
          <text:p text:style-name="P2">Modul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cm" svg:height="2.001cm" svg:x="18.25cm" svg:y="1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5cm" svg:height="2.5cm" svg:x="5cm" svg:y="10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75cm" svg:height="2cm" svg:x="5.25cm" svg:y="11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cm" svg:height="2.5cm" svg:x="18.25cm" svg:y="13.5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25cm" svg:height="3cm" svg:x="5cm" svg:y="7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cm" svg:height="4.049cm" svg:x="18.2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9cm" svg:height="3cm" svg:x="18.25cm" svg:y="5.7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cm" svg:height="3cm" svg:x="18.25cm" svg:y="16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25cm" svg:height="3.75cm" svg:x="5cm" svg:y="2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9.25cm" svg:height="4.251cm" svg:x="5cm" svg:y="2.4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2.001cm" svg:height="1.5cm" draw:transform="rotate (1.57166899142089) translate (2.269cm 23.751cm)">
          <text:p text:style-name="P5">16-bit Address B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2cm" svg:height="1.5cm" draw:transform="rotate (1.57166899142089) translate (15.519cm 23.75cm)">
          <text:p text:style-name="P5">8-bit Data B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7cm" svg:height="1.25cm" svg:x="7cm" svg:y="2.999cm">
          <text:p text:style-name="P5">Program Counter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4cm" svg:y1="11.75cm" svg:x2="15.5cm" svg:y2="11.75cm">
          <text:p/>
        </draw:line>
        <draw:custom-shape draw:style-name="gr16" draw:text-style-name="P4" draw:layer="layout" svg:width="8.75cm" svg:height="1.5cm" svg:x="5.25cm" svg:y="2.749cm">
          <text:p text:style-name="P5">Program Counter (PC)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5.5cm" svg:y1="3.249cm" svg:x2="14cm" svg:y2="3.249cm">
          <text:p/>
        </draw:line>
        <draw:line draw:style-name="gr15" draw:text-style-name="P7" draw:layer="layout" svg:x1="15.5cm" svg:y1="3.749cm" svg:x2="14cm" svg:y2="3.749cm">
          <text:p/>
        </draw:line>
        <draw:custom-shape draw:style-name="gr17" draw:text-style-name="P8" draw:layer="layout" svg:width="8.75cm" svg:height="1.5cm" svg:x="5.25cm" svg:y="20.25cm">
          <text:p text:style-name="P5">Stack Pointer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cm" svg:height="1cm" svg:x="5.5cm" svg:y="14.5cm">
          <text:p text:style-name="P5">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9" draw:text-style-name="P10" draw:layer="layout" svg:width="3cm" svg:height="1cm" svg:x="5.5cm" svg:y="15.5cm">
          <text:p text:style-name="P5">R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5" draw:text-style-name="P7" draw:layer="layout" svg:x1="14cm" svg:y1="15.25cm" svg:x2="15.5cm" svg:y2="15.25cm">
          <text:p/>
        </draw:line>
        <draw:line draw:style-name="gr15" draw:text-style-name="P7" draw:layer="layout" svg:x1="15.5cm" svg:y1="15.75cm" svg:x2="14cm" svg:y2="15.75cm">
          <text:p/>
        </draw:line>
        <draw:custom-shape draw:style-name="gr16" draw:text-style-name="P4" draw:layer="layout" svg:width="8.75cm" svg:height="1.5cm" svg:x="5.25cm" svg:y="22cm">
          <text:p text:style-name="P5">Address Bus Out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4cm" svg:y1="22.75cm" svg:x2="15.5cm" svg:y2="22.75cm">
          <text:p/>
        </draw:line>
        <draw:custom-shape draw:style-name="gr20" draw:text-style-name="P12" draw:layer="layout" svg:width="0.5cm" svg:height="0.25cm" svg:x="13cm" svg:y="22cm">
          <text:p text:style-name="P11"><text:span text:style-name="T1">BL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3.5cm" svg:y="22cm">
          <text:p text:style-name="P11"><text:span text:style-name="T1">BMO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8.75cm" svg:height="2cm" svg:x="5.25cm" svg:y="17cm">
          <text:p text:style-name="P5">Memory Address </text:p>
          <text:p text:style-name="P5">Register (MAR)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5.25cm" svg:y="17cm">
          <text:p text:style-name="P11"><text:span text:style-name="T1">MA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3cm" svg:y="17cm">
          <text:p text:style-name="P11"><text:span text:style-name="T1">ML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3.5cm" svg:y="17cm">
          <text:p text:style-name="P11"><text:span text:style-name="T1">MMI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5.5cm" svg:y1="17.75cm" svg:x2="14cm" svg:y2="17.75cm">
          <text:p/>
        </draw:line>
        <draw:custom-shape draw:style-name="gr20" draw:text-style-name="P12" draw:layer="layout" svg:width="0.5cm" svg:height="0.25cm" svg:x="5.25cm" svg:y="2.749cm">
          <text:p text:style-name="P11"><text:span text:style-name="T1">PC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3cm" svg:y="2.749cm">
          <text:p text:style-name="P11"><text:span text:style-name="T1">PLI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3.5cm" svg:y="2.749cm">
          <text:p text:style-name="P11"><text:span text:style-name="T1">PMI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3.5cm" svg:y="4cm">
          <text:p text:style-name="P11"><text:span text:style-name="T1">PCE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3cm" svg:y="20.25cm">
          <text:p text:style-name="P11"><text:span text:style-name="T1">S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3.5cm" svg:y="20.25cm">
          <text:p text:style-name="P11"><text:span text:style-name="T1">SC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8.5cm" svg:height="2.5cm" svg:x="18.5cm" svg:y="5.999cm">
          <text:p text:style-name="P16">Shift</text:p>
          <text:p text:style-name="P16">Regist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1.75cm" svg:height="1.25cm" svg:x="25.25cm" svg:y="5.999cm">
          <text:p text:style-name="P5">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5" draw:text-style-name="P18" draw:layer="layout" svg:width="1.75cm" svg:height="1.25cm" svg:x="25.25cm" svg:y="7.249cm">
          <text:p text:style-name="P5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" draw:text-style-name="P17" draw:layer="layout" svg:width="8.5cm" svg:height="2.5cm" svg:x="18.5cm" svg:y="16.5cm">
          <text:p text:style-name="P16">Count Registers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4.501cm" svg:height="0.996cm" draw:transform="rotate (1.57166899142089) translate (20.002cm 15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1.75cm" svg:height="1.25cm" svg:x="25.25cm" svg:y="16.5cm">
          <text:p text:style-name="P5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5" draw:text-style-name="P18" draw:layer="layout" svg:width="1.75cm" svg:height="1.25cm" svg:x="25.25cm" svg:y="17.75cm">
          <text:p text:style-name="P5">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5" draw:text-style-name="P7" draw:layer="layout" svg:x1="17cm" svg:y1="6.999cm" svg:x2="18.5cm" svg:y2="6.999cm">
          <text:p/>
        </draw:line>
        <draw:line draw:style-name="gr15" draw:text-style-name="P7" draw:layer="layout" svg:x1="18.5cm" svg:y1="7.499cm" svg:x2="17cm" svg:y2="7.499cm">
          <text:p/>
        </draw:line>
        <draw:line draw:style-name="gr15" draw:text-style-name="P7" draw:layer="layout" svg:x1="17cm" svg:y1="17.751cm" svg:x2="18.5cm" svg:y2="17.751cm">
          <text:p/>
        </draw:line>
        <draw:line draw:style-name="gr15" draw:text-style-name="P7" draw:layer="layout" svg:x1="18.5cm" svg:y1="18.251cm" svg:x2="17cm" svg:y2="18.251cm">
          <text:p/>
        </draw:line>
        <draw:custom-shape draw:style-name="gr20" draw:text-style-name="P12" draw:layer="layout" svg:width="0.5cm" svg:height="0.25cm" svg:x="18.5cm" svg:y="5.999cm">
          <text:p text:style-name="P11"><text:span text:style-name="T1">L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cm" svg:y="6cm">
          <text:p text:style-name="P11"><text:span text:style-name="T1">RRO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2.501cm" svg:height="0.996cm" draw:transform="rotate (1.57166899142089) translate (22.752cm 18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12.5cm" svg:height="0.996cm" draw:transform="rotate (1.57166899142089) translate (24.002cm 18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draw:layer="layout" svg:width="8.5cm" svg:height="3.5cm" svg:x="18.5cm" svg:y="9.5cm">
          <text:p text:style-name="P19">ALU</text:p>
          <text:p text:style-name="P19">Ctr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8.5cm" svg:height="2cm" svg:x="18.5cm" svg:y="13.799cm">
          <text:p text:style-name="P21">Arithmetic/Logic Un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0.749cm" svg:height="2.497cm" draw:transform="rotate (1.57166899142089) translate (22.753cm 8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0.5cm" svg:height="0.25cm" svg:x="23cm" svg:y="7.749cm">
          <text:p text:style-name="P11"><text:span text:style-name="T1">R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4.25cm" svg:y="7.749cm">
          <text:p text:style-name="P11"><text:span text:style-name="T1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6" draw:layer="layout" svg:width="0.749cm" svg:height="2.497cm" draw:transform="rotate (1.57166899142089) translate (22.753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0.5cm" svg:height="0.25cm" svg:x="23cm" svg:y="6.499cm">
          <text:p text:style-name="P11"><text:span text:style-name="T1">L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4.25cm" svg:y="6.499cm">
          <text:p text:style-name="P11"><text:span text:style-name="T1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6" draw:layer="layout" svg:width="0.749cm" svg:height="2.5cm" draw:transform="rotate (1.57166899142089) translate (22.75cm 18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0.5cm" svg:height="0.25cm" svg:x="23cm" svg:y="18.25cm">
          <text:p text:style-name="P11"><text:span text:style-name="T1">J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4.25cm" svg:y="18.25cm">
          <text:p text:style-name="P11"><text:span text:style-name="T1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6" draw:layer="layout" svg:width="0.749cm" svg:height="2.497cm" draw:transform="rotate (1.57166899142089) translate (22.751cm 17.5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0.5cm" svg:height="0.25cm" svg:x="23cm" svg:y="17cm">
          <text:p text:style-name="P11"><text:span text:style-name="T1">I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4.25cm" svg:y="17cm">
          <text:p text:style-name="P11"><text:span text:style-name="T1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3" draw:text-style-name="P23" draw:layer="layout" svg:width="4.25cm" svg:height="1.501cm" svg:x="18.5cm" svg:y="19.75cm">
          <text:p text:style-name="P5">Output Register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8.5cm" svg:y="16.501cm">
          <text:p text:style-name="P11"><text:span text:style-name="T1">I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cm" svg:y="16.501cm">
          <text:p text:style-name="P11"><text:span text:style-name="T1">JRO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8.5cm" svg:y="18.751cm">
          <text:p text:style-name="P11"><text:span text:style-name="T1">I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9cm" svg:y="18.751cm">
          <text:p text:style-name="P11"><text:span text:style-name="T1">I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9.5cm" svg:y="18.751cm">
          <text:p text:style-name="P11"><text:span text:style-name="T1">J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0cm" svg:y="18.751cm">
          <text:p text:style-name="P11"><text:span text:style-name="T1">JC1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7cm" svg:y1="20.501cm" svg:x2="18.5cm" svg:y2="20.501cm">
          <text:p/>
        </draw:line>
        <draw:custom-shape draw:style-name="gr20" draw:text-style-name="P12" draw:layer="layout" svg:width="0.5cm" svg:height="0.25cm" svg:x="18.5cm" svg:y="19.75cm">
          <text:p text:style-name="P11"><text:span text:style-name="T1">ORI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8.75cm" svg:height="2.5cm" svg:x="5.25cm" svg:y="7.5cm"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2.75cm" svg:height="1.5cm" svg:x="22.5cm" svg:y="11.4cm">
          <text:p text:style-name="P24"><text:span text:style-name="T2">Operand</text:span></text:p>
          <text:p text:style-name="P25"><text:span text:style-name="T2">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5" draw:layer="layout" svg:width="0.5cm" svg:height="0.25cm" svg:x="22.75cm" svg:y="11.411cm">
          <text:p text:style-name="P11"><text:span text:style-name="T1">X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3.25cm" svg:y="11.411cm">
          <text:p text:style-name="P11"><text:span text:style-name="T1">X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4cm" svg:y="11.411cm">
          <text:p text:style-name="P11"><text:span text:style-name="T1">Y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4.5cm" svg:y="11.411cm">
          <text:p text:style-name="P11"><text:span text:style-name="T1">YC1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2.75cm" svg:height="1.6cm" svg:x="22.5cm" svg:y="9.65cm">
          <text:p text:style-name="P24"><text:span text:style-name="T2">Operation</text:span></text:p>
          <text:p text:style-name="P25"><text:span text:style-name="T2">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5" draw:layer="layout" svg:width="0.5cm" svg:height="0.25cm" svg:x="22.85cm" svg:y="9.65cm">
          <text:p text:style-name="P11"><text:span text:style-name="T1">O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3.35cm" svg:y="9.65cm">
          <text:p text:style-name="P11"><text:span text:style-name="T1">O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3.85cm" svg:y="9.65cm">
          <text:p text:style-name="P11"><text:span text:style-name="T1">OC2</text:span></text:p>
          <draw:enhanced-geometry svg:viewBox="0 0 21600 21600" draw:type="rectangle" draw:enhanced-path="M 0 0 L 21600 0 21600 21600 0 21600 0 0 Z N"/>
        </draw:custom-shape>
        <draw:custom-shape draw:style-name="gr5" draw:text-style-name="P29" draw:layer="layout" svg:width="8.75cm" svg:height="2cm" svg:x="5.25cm" svg:y="4.5cm">
          <text:p text:style-name="P28">Registers 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1" draw:layer="layout" svg:width="2.5cm" svg:height="1.5cm" svg:x="9cm" svg:y="4.75cm">
          <text:p text:style-name="P30"><text:span text:style-name="T3">Data-Out 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" draw:text-style-name="P31" draw:layer="layout" svg:width="2.5cm" svg:height="1.5cm" svg:x="11.5cm" svg:y="4.75cm">
          <text:p text:style-name="P30"><text:span text:style-name="T3">Addr-Out 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5" draw:layer="layout" svg:width="0.5cm" svg:height="0.25cm" svg:x="11.75cm" svg:y="4.75cm">
          <text:p text:style-name="P11"><text:span text:style-name="T1">A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2.25cm" svg:y="4.75cm">
          <text:p text:style-name="P11"><text:span text:style-name="T1">AC1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2.75cm" svg:y="4.75cm">
          <text:p text:style-name="P11"><text:span text:style-name="T1">AC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9.25cm" svg:y="4.75cm">
          <text:p text:style-name="P11"><text:span text:style-name="T1">D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9.75cm" svg:y="4.75cm">
          <text:p text:style-name="P11"><text:span text:style-name="T1">D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25cm" svg:y="4.75cm">
          <text:p text:style-name="P11"><text:span text:style-name="T1">DC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cm" svg:y="4.75cm">
          <text:p text:style-name="P11"><text:span text:style-name="T1">DC3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3.25cm" svg:y="4.75cm">
          <text:p text:style-name="P11"><text:span text:style-name="T1">AC3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cm" svg:height="3cm" svg:x="18.25cm" svg:y="2.4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4" draw:layer="layout" svg:width="8.5cm" svg:height="2.5cm" svg:x="18.5cm" svg:y="2.749cm">
          <text:p text:style-name="P33"><text:span text:style-name="T4">General Purpose 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1.75cm" svg:height="1.25cm" svg:x="25.25cm" svg:y="2.749cm">
          <text:p text:style-name="P5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5" draw:text-style-name="P18" draw:layer="layout" svg:width="1.75cm" svg:height="1.25cm" svg:x="25.25cm" svg:y="3.999cm">
          <text:p text:style-name="P5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5" draw:text-style-name="P7" draw:layer="layout" svg:x1="17cm" svg:y1="3.749cm" svg:x2="18.5cm" svg:y2="3.749cm">
          <text:p/>
        </draw:line>
        <draw:line draw:style-name="gr15" draw:text-style-name="P7" draw:layer="layout" svg:x1="18.5cm" svg:y1="4.249cm" svg:x2="17cm" svg:y2="4.249cm">
          <text:p/>
        </draw:line>
        <draw:custom-shape draw:style-name="gr20" draw:text-style-name="P12" draw:layer="layout" svg:width="0.5cm" svg:height="0.25cm" svg:x="18.5cm" svg:y="2.749cm">
          <text:p text:style-name="P11"><text:span text:style-name="T1">A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cm" svg:y="2.749cm">
          <text:p text:style-name="P11"><text:span text:style-name="T1">A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5cm" svg:y="2.749cm">
          <text:p text:style-name="P11"><text:span text:style-name="T1">B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cm" svg:y="2.749cm">
          <text:p text:style-name="P11"><text:span text:style-name="T1">BRI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8.5cm" svg:y="8.249cm">
          <text:p text:style-name="P11"><text:span text:style-name="T1">L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9cm" svg:y="8.249cm">
          <text:p text:style-name="P11"><text:span text:style-name="T1">L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9.5cm" svg:y="8.25cm">
          <text:p text:style-name="P11"><text:span text:style-name="T1">R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0cm" svg:y="8.25cm">
          <text:p text:style-name="P11"><text:span text:style-name="T1">RC1</text:span></text:p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0.5cm" svg:height="0.25cm" svg:x="20.75cm" svg:y="15.25cm">
          <text:p text:style-name="P11"><text:span text:style-name="T5">ADD</text:span></text:p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7.25cm" svg:y1="11cm" svg:x2="7.25cm" svg:y2="10cm">
          <text:p/>
        </draw:line>
        <draw:line draw:style-name="gr40" draw:text-style-name="P7" draw:layer="layout" svg:x1="11.75cm" svg:y1="11cm" svg:x2="11.75cm" svg:y2="10cm">
          <text:p/>
        </draw:line>
        <draw:custom-shape draw:style-name="gr20" draw:text-style-name="P12" draw:layer="layout" svg:width="0.5cm" svg:height="0.25cm" svg:x="18.25cm" svg:y="32.5cm">
          <text:p text:style-name="P11"><text:span text:style-name="T1">BL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8.75cm" svg:y="32.5cm">
          <text:p text:style-name="P11"><text:span text:style-name="T1">BM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8.75cm" svg:y="32.75cm">
          <text:p text:style-name="P11"><text:span text:style-name="T1">SP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20.25cm" svg:y="32.5cm">
          <text:p text:style-name="P11"><text:span text:style-name="T1">RO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75cm" svg:y="32.5cm">
          <text:p text:style-name="P11"><text:span text:style-name="T1">RA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.25cm" svg:y="35.5cm">
          <text:p text:style-name="P11"><text:span text:style-name="T1">RAI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8.25cm" svg:y="32.75cm">
          <text:p text:style-name="P11"><text:span text:style-name="T1">MA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7.75cm" svg:y="35.5cm">
          <text:p text:style-name="P11"><text:span text:style-name="T1">M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0.5cm" svg:height="0.25cm" svg:x="18.25cm" svg:y="35.5cm">
          <text:p text:style-name="P11"><text:span text:style-name="T1">MM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7.75cm" svg:y="32.75cm">
          <text:p text:style-name="P11"><text:span text:style-name="T1">PC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8.75cm" svg:y="35.5cm">
          <text:p text:style-name="P11"><text:span text:style-name="T1">PLI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9.25cm" svg:y="35.5cm">
          <text:p text:style-name="P11"><text:span text:style-name="T1">PMI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7.25cm" svg:y="32.5cm">
          <text:p text:style-name="P11"><text:span text:style-name="T1">IN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20.75cm" svg:y="35.25cm">
          <text:p text:style-name="P11"><text:span text:style-name="T1">IN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.25cm" svg:y="32.25cm">
          <text:p text:style-name="P11"><text:span text:style-name="T1">I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.75cm" svg:y="32.25cm">
          <text:p text:style-name="P11"><text:span text:style-name="T1">J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9.75cm" svg:y="35.5cm">
          <text:p text:style-name="P11"><text:span text:style-name="T1">ORI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9.25cm" svg:y="32.25cm">
          <text:p text:style-name="P11"><text:span text:style-name="T1">L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75cm" svg:y="32.25cm">
          <text:p text:style-name="P11"><text:span text:style-name="T1">RRO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cm" svg:y="30.5cm">
          <text:p text:style-name="P11"><text:span text:style-name="T1">O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cm" svg:y="30.5cm">
          <text:p text:style-name="P11"><text:span text:style-name="T1">OC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cm" svg:y="34.25cm">
          <text:p text:style-name="P11"><text:span text:style-name="T1">L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cm" svg:y="34.25cm">
          <text:p text:style-name="P11"><text:span text:style-name="T1">L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cm" svg:y="34.25cm">
          <text:p text:style-name="P11"><text:span text:style-name="T1">R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2.25cm" svg:y="34.25cm">
          <text:p text:style-name="P11"><text:span text:style-name="T1">R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cm" svg:y="33.5cm">
          <text:p text:style-name="P11"><text:span text:style-name="T1">S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cm" svg:y="33.5cm">
          <text:p text:style-name="P11"><text:span text:style-name="T1">SC1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8.25cm" svg:y="32.25cm">
          <text:p text:style-name="P11"><text:span text:style-name="T1">A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7.75cm" svg:y="35.25cm">
          <text:p text:style-name="P11"><text:span text:style-name="T1">A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8.75cm" svg:y="32.25cm">
          <text:p text:style-name="P11"><text:span text:style-name="T1">B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8.25cm" svg:y="35.25cm">
          <text:p text:style-name="P11"><text:span text:style-name="T1">BRI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2.25cm" svg:y="30.5cm">
          <text:p text:style-name="P11"><text:span text:style-name="T1">OC3</text:span></text:p>
          <draw:enhanced-geometry svg:viewBox="0 0 21600 21600" draw:type="rectangle" draw:enhanced-path="M 0 0 L 21600 0 21600 21600 0 21600 0 0 Z N"/>
        </draw:custom-shape>
        <draw:custom-shape draw:style-name="gr41" draw:text-style-name="P37" draw:layer="layout" svg:width="4.25cm" svg:height="0.5cm" svg:x="6.25cm" svg:y="30.5cm">
          <text:p text:style-name="P36"><text:span text:style-name="T6">Alu Opera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37" draw:layer="layout" svg:width="4.25cm" svg:height="0.5cm" svg:x="6.25cm" svg:y="31.75cm">
          <text:p text:style-name="P36"><text:span text:style-name="T6">Data Bus Out</text:span></text:p>
          <draw:enhanced-geometry svg:viewBox="0 0 21600 21600" draw:type="rectangle" draw:enhanced-path="M 0 0 L 21600 0 21600 21600 0 21600 0 0 Z N"/>
        </draw:custom-shape>
        <draw:custom-shape draw:style-name="gr41" draw:text-style-name="P37" draw:layer="layout" svg:width="4.25cm" svg:height="0.5cm" svg:x="6.25cm" svg:y="34.25cm">
          <text:p text:style-name="P36"><text:span text:style-name="T6">Shift Registers</text:span></text:p>
          <draw:enhanced-geometry svg:viewBox="0 0 21600 21600" draw:type="rectangle" draw:enhanced-path="M 0 0 L 21600 0 21600 21600 0 21600 0 0 Z N"/>
        </draw:custom-shape>
        <draw:custom-shape draw:style-name="gr41" draw:text-style-name="P37" draw:layer="layout" svg:width="4.25cm" svg:height="0.5cm" svg:x="6.25cm" svg:y="35.5cm">
          <text:p text:style-name="P36"><text:span text:style-name="T6">PC &amp; RESET</text:span></text:p>
          <draw:enhanced-geometry svg:viewBox="0 0 21600 21600" draw:type="rectangle" draw:enhanced-path="M 0 0 L 21600 0 21600 21600 0 21600 0 0 Z N"/>
        </draw:custom-shape>
        <draw:custom-shape draw:style-name="gr41" draw:text-style-name="P37" draw:layer="layout" svg:width="4.25cm" svg:height="0.5cm" svg:x="6.25cm" svg:y="33.5cm">
          <text:p text:style-name="P36"><text:span text:style-name="T6">Stack Pointer &amp; M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7.75cm" svg:y="32.5cm">
          <text:p text:style-name="P11"><text:span text:style-name="T1">F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7.25cm" svg:y="35.5cm">
          <text:p text:style-name="P11"><text:span text:style-name="T1">FRI</text:span></text:p>
          <draw:enhanced-geometry svg:viewBox="0 0 21600 21600" draw:type="rectangle" draw:enhanced-path="M 0 0 L 21600 0 21600 21600 0 21600 0 0 Z N"/>
        </draw:custom-shape>
        <draw:line draw:style-name="gr42" draw:text-style-name="P7" draw:layer="layout" svg:x1="5.25cm" svg:y1="18.001cm" svg:x2="3.75cm" svg:y2="18.001cm">
          <text:p/>
        </draw:line>
        <draw:custom-shape draw:style-name="gr23" draw:text-style-name="P15" draw:layer="layout" svg:width="0.5cm" svg:height="0.25cm" svg:x="10.75cm" svg:y="31.75cm">
          <text:p text:style-name="P11"><text:span text:style-name="T1">D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cm" svg:y="31.75cm">
          <text:p text:style-name="P11"><text:span text:style-name="T1">D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cm" svg:y="31.75cm">
          <text:p text:style-name="P11"><text:span text:style-name="T1">DC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2.25cm" svg:y="31.75cm">
          <text:p text:style-name="P11"><text:span text:style-name="T1">DC3</text:span></text:p>
          <draw:enhanced-geometry svg:viewBox="0 0 21600 21600" draw:type="rectangle" draw:enhanced-path="M 0 0 L 21600 0 21600 21600 0 21600 0 0 Z N"/>
        </draw:custom-shape>
        <draw:custom-shape draw:style-name="gr41" draw:text-style-name="P37" draw:layer="layout" svg:width="4.25cm" svg:height="0.5cm" svg:x="6.25cm" svg:y="33cm">
          <text:p text:style-name="P36"><text:span text:style-name="T6">Data Bus In</text:span></text:p>
          <draw:enhanced-geometry svg:viewBox="0 0 21600 21600" draw:type="rectangle" draw:enhanced-path="M 0 0 L 21600 0 21600 21600 0 21600 0 0 Z N"/>
        </draw:custom-shape>
        <draw:custom-shape draw:style-name="gr43" draw:text-style-name="P38" draw:layer="layout" svg:width="3.25cm" svg:height="0.5cm" svg:x="13.75cm" svg:y="32.25cm">
          <text:p text:style-name="P36"><text:span text:style-name="T6">Data Bus 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38" draw:layer="layout" svg:width="3.25cm" svg:height="0.5cm" svg:x="13.75cm" svg:y="32.75cm">
          <text:p text:style-name="P36"><text:span text:style-name="T6">Address Bus 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38" draw:layer="layout" svg:width="3.25cm" svg:height="0.5cm" svg:x="13.75cm" svg:y="31cm">
          <text:p text:style-name="P36"><text:span text:style-name="T6">Operand Select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21cm" svg:y="31cm">
          <text:p text:style-name="P11"><text:span text:style-name="T1">J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7.75cm" svg:y="31.75cm">
          <text:p text:style-name="P11"><text:span text:style-name="T1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9.75cm" svg:y="31cm">
          <text:p text:style-name="P11"><text:span text:style-name="T1">I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7.75cm" svg:y="31.5cm">
          <text:p text:style-name="P11"><text:span text:style-name="T1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8.5cm" svg:y="31cm">
          <text:p text:style-name="P11"><text:span text:style-name="T1">R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7.75cm" svg:y="31.25cm">
          <text:p text:style-name="P11"><text:span text:style-name="T1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39" draw:layer="layout" svg:width="0.5cm" svg:height="0.25cm" svg:x="17.25cm" svg:y="31cm">
          <text:p text:style-name="P11"><text:span text:style-name="T1">LXO</text:span></text:p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0.5cm" svg:height="0.25cm" svg:x="17.75cm" svg:y="31cm">
          <text:p text:style-name="P11"><text:span text:style-name="T1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7.25cm" svg:y="31.25cm">
          <text:p text:style-name="P11"><text:span text:style-name="T1">L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7.25cm" svg:y="31.5cm">
          <text:p text:style-name="P11"><text:span text:style-name="T1">L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7.25cm" svg:y="31.75cm">
          <text:p text:style-name="P11"><text:span text:style-name="T1">LXO</text:span></text:p>
          <draw:enhanced-geometry svg:viewBox="0 0 21600 21600" draw:type="rectangle" draw:enhanced-path="M 0 0 L 21600 0 21600 21600 0 21600 0 0 Z N"/>
        </draw:custom-shape>
        <draw:custom-shape draw:style-name="gr45" draw:text-style-name="P40" draw:layer="layout" svg:width="0.5cm" svg:height="0.25cm" svg:x="18.5cm" svg:y="31.25cm">
          <text:p text:style-name="P11"><text:span text:style-name="T1">R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8.5cm" svg:y="31.5cm">
          <text:p text:style-name="P11"><text:span text:style-name="T1">R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8.5cm" svg:y="31.75cm">
          <text:p text:style-name="P11"><text:span text:style-name="T1">R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9.75cm" svg:y="31.25cm">
          <text:p text:style-name="P11"><text:span text:style-name="T1">IXO</text:span></text:p>
          <draw:enhanced-geometry svg:viewBox="0 0 21600 21600" draw:type="rectangle" draw:enhanced-path="M 0 0 L 21600 0 21600 21600 0 21600 0 0 Z N"/>
        </draw:custom-shape>
        <draw:custom-shape draw:style-name="gr45" draw:text-style-name="P40" draw:layer="layout" svg:width="0.5cm" svg:height="0.25cm" svg:x="19.75cm" svg:y="31.5cm">
          <text:p text:style-name="P11"><text:span text:style-name="T1">I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9.75cm" svg:y="31.75cm">
          <text:p text:style-name="P11"><text:span text:style-name="T1">I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21cm" svg:y="31.25cm">
          <text:p text:style-name="P11"><text:span text:style-name="T1">J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21cm" svg:y="31.5cm">
          <text:p text:style-name="P11"><text:span text:style-name="T1">JXO</text:span></text:p>
          <draw:enhanced-geometry svg:viewBox="0 0 21600 21600" draw:type="rectangle" draw:enhanced-path="M 0 0 L 21600 0 21600 21600 0 21600 0 0 Z N"/>
        </draw:custom-shape>
        <draw:custom-shape draw:style-name="gr45" draw:text-style-name="P40" draw:layer="layout" svg:width="0.5cm" svg:height="0.25cm" svg:x="21cm" svg:y="31.75cm">
          <text:p text:style-name="P11"><text:span text:style-name="T1">J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cm" svg:y="31.75cm">
          <text:p text:style-name="P11"><text:span text:style-name="T1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0.5cm" svg:height="0.25cm" svg:x="19cm" svg:y="31.5cm">
          <text:p text:style-name="P11"><text:span text:style-name="T1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40" draw:layer="layout" svg:width="0.5cm" svg:height="0.25cm" svg:x="19cm" svg:y="31.25cm">
          <text:p text:style-name="P11"><text:span text:style-name="T1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0.5cm" svg:height="0.25cm" svg:x="19cm" svg:y="31cm">
          <text:p text:style-name="P11"><text:span text:style-name="T1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0.5cm" svg:height="0.25cm" svg:x="20.25cm" svg:y="31.75cm">
          <text:p text:style-name="P11"><text:span text:style-name="T1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40" draw:layer="layout" svg:width="0.5cm" svg:height="0.25cm" svg:x="20.25cm" svg:y="31.5cm">
          <text:p text:style-name="P11"><text:span text:style-name="T1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0.5cm" svg:height="0.25cm" svg:x="20.25cm" svg:y="31.25cm">
          <text:p text:style-name="P11"><text:span text:style-name="T1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0.5cm" svg:height="0.25cm" svg:x="20.25cm" svg:y="31cm">
          <text:p text:style-name="P11"><text:span text:style-name="T1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40" draw:layer="layout" svg:width="0.5cm" svg:height="0.25cm" svg:x="21.5cm" svg:y="31.75cm">
          <text:p text:style-name="P11"><text:span text:style-name="T1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0.5cm" svg:height="0.25cm" svg:x="21.5cm" svg:y="31.5cm">
          <text:p text:style-name="P11"><text:span text:style-name="T1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0.5cm" svg:height="0.25cm" svg:x="21.5cm" svg:y="31.25cm">
          <text:p text:style-name="P11"><text:span text:style-name="T1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0.5cm" svg:height="0.25cm" svg:x="21.5cm" svg:y="31cm">
          <text:p text:style-name="P11"><text:span text:style-name="T1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7.25cm" svg:y="32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7.25cm" svg:y="32.7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7.25cm" svg:y="3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75cm" svg:y="32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25cm" svg:y="32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75cm" svg:y="32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25cm" svg:y="32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7.75cm" svg:y="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8.75cm" svg:y="3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8.25cm" svg:y="3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75cm" svg:y="3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25cm" svg:y="3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75cm" svg:y="3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25cm" svg:y="3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" draw:text-style-name="P15" draw:layer="layout" svg:width="0.5cm" svg:height="0.25cm" svg:x="10.75cm" svg:y="30.5cm">
          <text:p text:style-name="P11"><text:span text:style-name="T1">OC0</text:span></text:p>
          <draw:enhanced-geometry svg:viewBox="0 0 21600 21600" draw:type="rectangle" draw:enhanced-path="M 0 0 L 21600 0 21600 21600 0 21600 0 0 Z N"/>
        </draw:custom-shape>
        <draw:custom-shape draw:style-name="gr46" draw:text-style-name="P41" draw:layer="layout" svg:width="0.5cm" svg:height="0.25cm" svg:x="24.35cm" svg:y="9.65cm">
          <text:p text:style-name="P11"><text:span text:style-name="T1">OC3</text:span></text:p>
          <draw:enhanced-geometry svg:viewBox="0 0 21600 21600" draw:type="rectangle" draw:enhanced-path="M 0 0 L 21600 0 21600 21600 0 21600 0 0 Z N"/>
        </draw:custom-shape>
        <draw:custom-shape draw:style-name="gr43" draw:text-style-name="P38" draw:layer="layout" svg:width="3.25cm" svg:height="0.5cm" svg:x="13.75cm" svg:y="30.5cm">
          <text:p text:style-name="P36"><text:span text:style-name="T6">Operation Select</text:span></text:p>
          <draw:enhanced-geometry svg:viewBox="0 0 21600 21600" draw:type="rectangle" draw:enhanced-path="M 0 0 L 21600 0 21600 21600 0 21600 0 0 Z N"/>
        </draw:custom-shape>
        <draw:custom-shape draw:style-name="gr41" draw:text-style-name="P37" draw:layer="layout" svg:width="4.25cm" svg:height="0.5cm" svg:x="6.25cm" svg:y="29.75cm">
          <text:p text:style-name="P36"><text:span text:style-name="T6">Flag Status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0.75cm" svg:y="29.75cm">
          <text:p text:style-name="P42"><text:span text:style-name="T7">F0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1.75cm" svg:y="29.75cm">
          <text:p text:style-name="P42"><text:span text:style-name="T7">F2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1.25cm" svg:y="29.75cm">
          <text:p text:style-name="P42"><text:span text:style-name="T7">F1</text:span></text:p>
          <draw:enhanced-geometry svg:viewBox="0 0 21600 21600" draw:type="rectangle" draw:enhanced-path="M 0 0 L 21600 0 21600 21600 0 21600 0 0 Z N"/>
        </draw:custom-shape>
        <draw:custom-shape draw:style-name="gr43" draw:text-style-name="P38" draw:layer="layout" svg:width="3.25cm" svg:height="0.5cm" svg:x="13.75cm" svg:y="34.75cm">
          <text:p text:style-name="P36"><text:span text:style-name="T6">Stack</text:span></text:p>
          <draw:enhanced-geometry svg:viewBox="0 0 21600 21600" draw:type="rectangle" draw:enhanced-path="M 0 0 L 21600 0 21600 21600 0 21600 0 0 Z N"/>
        </draw:custom-shape>
        <draw:custom-shape draw:style-name="gr41" draw:text-style-name="P37" draw:layer="layout" svg:width="4.25cm" svg:height="0.5cm" svg:x="6.25cm" svg:y="32.25cm">
          <text:p text:style-name="P36"><text:span text:style-name="T6">Address Bus Out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cm" svg:y="32.25cm">
          <text:p text:style-name="P11"><text:span text:style-name="T1">A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cm" svg:y="32.25cm">
          <text:p text:style-name="P11"><text:span text:style-name="T1">AC1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1.75cm" svg:y="32.25cm">
          <text:p text:style-name="P11"><text:span text:style-name="T1">AC2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2.25cm" svg:y="32.25cm">
          <text:p text:style-name="P11"><text:span text:style-name="T1">AC3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cm" svg:y="34.75cm">
          <text:p text:style-name="P11"><text:span text:style-name="T1">I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cm" svg:y="34.75cm">
          <text:p text:style-name="P11"><text:span text:style-name="T1">I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cm" svg:y="34.75cm">
          <text:p text:style-name="P11"><text:span text:style-name="T1">J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2.25cm" svg:y="34.75cm">
          <text:p text:style-name="P11"><text:span text:style-name="T1">JC1</text:span></text:p>
          <draw:enhanced-geometry svg:viewBox="0 0 21600 21600" draw:type="rectangle" draw:enhanced-path="M 0 0 L 21600 0 21600 21600 0 21600 0 0 Z N"/>
        </draw:custom-shape>
        <draw:custom-shape draw:style-name="gr41" draw:text-style-name="P37" draw:layer="layout" svg:width="4.25cm" svg:height="0.5cm" svg:x="6.25cm" svg:y="34.75cm">
          <text:p text:style-name="P36"><text:span text:style-name="T6">Count Registers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cm" svg:y="31cm">
          <text:p text:style-name="P11"><text:span text:style-name="T1">X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cm" svg:y="31cm">
          <text:p text:style-name="P11"><text:span text:style-name="T1">X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cm" svg:y="31cm">
          <text:p text:style-name="P11"><text:span text:style-name="T1">Y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2.25cm" svg:y="31cm">
          <text:p text:style-name="P11"><text:span text:style-name="T1">YC1</text:span></text:p>
          <draw:enhanced-geometry svg:viewBox="0 0 21600 21600" draw:type="rectangle" draw:enhanced-path="M 0 0 L 21600 0 21600 21600 0 21600 0 0 Z N"/>
        </draw:custom-shape>
        <draw:custom-shape draw:style-name="gr41" draw:text-style-name="P37" draw:layer="layout" svg:width="4.25cm" svg:height="0.5cm" svg:x="6.25cm" svg:y="31cm">
          <text:p text:style-name="P36"><text:span text:style-name="T6">Alu Operand</text:span></text:p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0.5cm" svg:height="0.25cm" svg:x="21.5cm" svg:y="15.25cm">
          <text:p text:style-name="P11"><text:span text:style-name="T5">S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5" draw:layer="layout" svg:width="0.5cm" svg:height="0.25cm" svg:x="23cm" svg:y="15.25cm">
          <text:p text:style-name="P11"><text:span text:style-name="T5">OR</text:span></text:p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0.5cm" svg:height="0.25cm" svg:x="22.25cm" svg:y="15.25cm">
          <text:p text:style-name="P11"><text:span text:style-name="T5">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5" draw:layer="layout" svg:width="0.5cm" svg:height="0.25cm" svg:x="23.75cm" svg:y="15.249cm">
          <text:p text:style-name="P11"><text:span text:style-name="T5">X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5" draw:layer="layout" svg:width="0.5cm" svg:height="0.25cm" svg:x="17.25cm" svg:y="30.5cm">
          <text:p text:style-name="P11"><text:span text:style-name="T5">ADD</text:span></text:p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0.5cm" svg:height="0.25cm" svg:x="17.75cm" svg:y="30.5cm">
          <text:p text:style-name="P11"><text:span text:style-name="T5">S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5" draw:layer="layout" svg:width="0.5cm" svg:height="0.25cm" svg:x="18.75cm" svg:y="30.5cm">
          <text:p text:style-name="P11"><text:span text:style-name="T5">OR</text:span></text:p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0.5cm" svg:height="0.25cm" svg:x="18.25cm" svg:y="30.5cm">
          <text:p text:style-name="P11"><text:span text:style-name="T5">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5" draw:layer="layout" svg:width="0.5cm" svg:height="0.25cm" svg:x="19.25cm" svg:y="30.5cm">
          <text:p text:style-name="P11"><text:span text:style-name="T5">X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4" draw:layer="layout" svg:width="0.5cm" svg:height="0.25cm" svg:x="18.25cm" svg:y="34.75cm">
          <text:p text:style-name="P11"><text:span text:style-name="T1">DEC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0.5cm" svg:height="0.25cm" svg:x="17.75cm" svg:y="34.75cm">
          <text:p text:style-name="P11"><text:span text:style-name="T1">INC</text:span></text:p>
          <draw:enhanced-geometry svg:viewBox="0 0 21600 21600" draw:type="rectangle" draw:enhanced-path="M 0 0 L 21600 0 21600 21600 0 21600 0 0 Z N"/>
        </draw:custom-shape>
        <draw:custom-shape draw:style-name="gr43" draw:text-style-name="P38" draw:layer="layout" svg:width="3.25cm" svg:height="0.5cm" svg:x="13.75cm" svg:y="33.5cm">
          <text:p text:style-name="P36"><text:span text:style-name="T6">Shift Registers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0.5cm" svg:height="0.25cm" svg:x="18.75cm" svg:y="33.5cm">
          <text:p text:style-name="P11"><text:span text:style-name="T1">CLR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0.5cm" svg:height="0.25cm" svg:x="18.25cm" svg:y="33.5cm">
          <text:p text:style-name="P11"><text:span text:style-name="T1">SHR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0.5cm" svg:height="0.25cm" svg:x="17.75cm" svg:y="33.5cm">
          <text:p text:style-name="P11"><text:span text:style-name="T1">SHL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0.5cm" svg:height="0.25cm" svg:x="18.75cm" svg:y="33.75cm">
          <text:p text:style-name="P11"><text:span text:style-name="T1">CLR</text:span></text:p>
          <draw:enhanced-geometry svg:viewBox="0 0 21600 21600" draw:type="rectangle" draw:enhanced-path="M 0 0 L 21600 0 21600 21600 0 21600 0 0 Z N"/>
        </draw:custom-shape>
        <draw:custom-shape draw:style-name="gr45" draw:text-style-name="P40" draw:layer="layout" svg:width="0.25cm" svg:height="0.25cm" svg:x="19.25cm" svg:y="33.5cm">
          <text:p text:style-name="P1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45" draw:text-style-name="P40" draw:layer="layout" svg:width="0.25cm" svg:height="0.25cm" svg:x="19.25cm" svg:y="33.75cm">
          <text:p text:style-name="P1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43" draw:text-style-name="P38" draw:layer="layout" svg:width="3.25cm" svg:height="0.5cm" svg:x="13.75cm" svg:y="34cm">
          <text:p text:style-name="P36"><text:span text:style-name="T6">Count Registers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0.5cm" svg:height="0.25cm" svg:x="18.25cm" svg:y="34cm">
          <text:p text:style-name="P11"><text:span text:style-name="T1">DEC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0.5cm" svg:height="0.25cm" svg:x="17.75cm" svg:y="34cm">
          <text:p text:style-name="P11"><text:span text:style-name="T1">INC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0.5cm" svg:height="0.25cm" svg:x="18.25cm" svg:y="34.25cm">
          <text:p text:style-name="P11"><text:span text:style-name="T1">DEC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0.5cm" svg:height="0.25cm" svg:x="17.75cm" svg:y="34.25cm">
          <text:p text:style-name="P11"><text:span text:style-name="T1">INC</text:span></text:p>
          <draw:enhanced-geometry svg:viewBox="0 0 21600 21600" draw:type="rectangle" draw:enhanced-path="M 0 0 L 21600 0 21600 21600 0 21600 0 0 Z N"/>
        </draw:custom-shape>
        <draw:custom-shape draw:style-name="gr45" draw:text-style-name="P40" draw:layer="layout" svg:width="0.25cm" svg:height="0.25cm" svg:x="19.25cm" svg:y="34cm">
          <text:p text:style-name="P1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45" draw:text-style-name="P40" draw:layer="layout" svg:width="0.25cm" svg:height="0.25cm" svg:x="19.25cm" svg:y="34.25cm">
          <text:p text:style-name="P1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0.5cm" svg:height="0.25cm" svg:x="17.25cm" svg:y="34.7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0.5cm" svg:height="0.25cm" svg:x="17.25cm" svg:y="3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0.5cm" svg:height="0.25cm" svg:x="17.25cm" svg:y="34.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0.5cm" svg:height="0.25cm" svg:x="17.25cm" svg:y="33.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0.5cm" svg:height="0.25cm" svg:x="17.25cm" svg:y="33.75cm">
          <text:p/>
          <draw:enhanced-geometry svg:viewBox="0 0 21600 21600" draw:type="rectangle" draw:enhanced-path="M 0 0 L 21600 0 21600 21600 0 21600 0 0 Z N"/>
        </draw:custom-shape>
        <draw:line draw:style-name="gr15" draw:text-style-name="P45" draw:layer="layout" svg:x1="15.5cm" svg:y1="18.251cm" svg:x2="14cm" svg:y2="18.251cm">
          <text:p/>
        </draw:line>
        <draw:line draw:style-name="gr42" draw:text-style-name="P7" draw:layer="layout" svg:x1="5.25cm" svg:y1="21.001cm" svg:x2="3.75cm" svg:y2="21.001cm">
          <text:p/>
        </draw:line>
        <draw:line draw:style-name="gr42" draw:text-style-name="P7" draw:layer="layout" svg:x1="5.25cm" svg:y1="3.5cm" svg:x2="3.75cm" svg:y2="3.5cm">
          <text:p/>
        </draw:line>
        <draw:custom-shape draw:style-name="gr41" draw:text-style-name="P37" draw:layer="layout" svg:width="4.25cm" svg:height="0.5cm" svg:x="6.25cm" svg:y="28.25cm">
          <text:p text:style-name="P36"><text:span text:style-name="T6">Instruct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0.75cm" svg:y="29cm">
          <text:p text:style-name="P42"><text:span text:style-name="T7">S0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1.75cm" svg:y="29cm">
          <text:p text:style-name="P42"><text:span text:style-name="T7">S2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1.25cm" svg:y="29cm">
          <text:p text:style-name="P42"><text:span text:style-name="T7">S1</text:span></text:p>
          <draw:enhanced-geometry svg:viewBox="0 0 21600 21600" draw:type="rectangle" draw:enhanced-path="M 0 0 L 21600 0 21600 21600 0 21600 0 0 Z N"/>
        </draw:custom-shape>
        <draw:custom-shape draw:style-name="gr49" draw:text-style-name="P27" draw:layer="layout" svg:width="3.5cm" svg:height="1.5cm" svg:x="5.5cm" svg:y="11.251cm">
          <text:p text:style-name="P24"><text:span text:style-name="T2">Sequen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7" draw:text-style-name="P43" draw:layer="layout" svg:width="0.5cm" svg:height="0.25cm" svg:x="6.25cm" svg:y="12.5cm">
          <text:p text:style-name="P42"><text:span text:style-name="T7">S0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7.25cm" svg:y="12.5cm">
          <text:p text:style-name="P42"><text:span text:style-name="T7">S2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6.75cm" svg:y="12.5cm">
          <text:p text:style-name="P42"><text:span text:style-name="T7">S1</text:span></text:p>
          <draw:enhanced-geometry svg:viewBox="0 0 21600 21600" draw:type="rectangle" draw:enhanced-path="M 0 0 L 21600 0 21600 21600 0 21600 0 0 Z N"/>
        </draw:custom-shape>
        <draw:custom-shape draw:style-name="gr50" draw:text-style-name="P27" draw:layer="layout" svg:width="3.75cm" svg:height="2cm" svg:x="5.5cm" svg:y="7.751cm">
          <text:p text:style-name="P24"><text:span text:style-name="T2">Control 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5" draw:layer="layout" svg:width="0.5cm" svg:height="0.25cm" svg:x="7cm" svg:y="11.25cm">
          <text:p text:style-name="P11"><text:span text:style-name="T1">SS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0.5cm" svg:height="0.25cm" svg:x="11.25cm" svg:y="35.5cm">
          <text:p text:style-name="P11"><text:span text:style-name="T1">PC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8" draw:text-style-name="P44" draw:layer="layout" svg:width="0.5cm" svg:height="0.25cm" svg:x="18.25cm" svg:y="33.75cm">
          <text:p text:style-name="P11"><text:span text:style-name="T1">SHR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0.5cm" svg:height="0.25cm" svg:x="17.75cm" svg:y="33.75cm">
          <text:p text:style-name="P11"><text:span text:style-name="T1">SHL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0.75cm" svg:y="28.25cm">
          <text:p text:style-name="P42"><text:span text:style-name="T7">I0</text:span></text:p>
          <draw:enhanced-geometry svg:viewBox="0 0 21600 21600" draw:type="rectangle" draw:enhanced-path="M 0 0 L 21600 0 21600 21600 0 21600 0 0 Z N"/>
        </draw:custom-shape>
        <draw:custom-shape draw:style-name="gr41" draw:text-style-name="P37" draw:layer="layout" svg:width="4.25cm" svg:height="0.5cm" svg:x="6.25cm" svg:y="29cm">
          <text:p text:style-name="P36"><text:span text:style-name="T6">Step Counter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1.25cm" svg:y="28.25cm">
          <text:p text:style-name="P42"><text:span text:style-name="T7">I1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1.75cm" svg:y="28.25cm">
          <text:p text:style-name="P42"><text:span text:style-name="T7">I2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2.25cm" svg:y="28.25cm">
          <text:p text:style-name="P42"><text:span text:style-name="T7">I3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0.75cm" svg:y="28.5cm">
          <text:p text:style-name="P42"><text:span text:style-name="T7">I4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1.25cm" svg:y="28.5cm">
          <text:p text:style-name="P42"><text:span text:style-name="T7">I5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1.75cm" svg:y="28.5cm">
          <text:p text:style-name="P42"><text:span text:style-name="T7">I6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2.25cm" svg:y="28.5cm">
          <text:p text:style-name="P42"><text:span text:style-name="T7">I7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0.5cm" svg:height="0.25cm" svg:x="18.75cm" svg:y="34cm">
          <text:p text:style-name="P11"><text:span text:style-name="T1">CLR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0.5cm" svg:height="0.25cm" svg:x="18.75cm" svg:y="34.75cm">
          <text:p text:style-name="P11"><text:span text:style-name="T1">CLR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0.5cm" svg:height="0.25cm" svg:x="18.75cm" svg:y="34.25cm">
          <text:p text:style-name="P11"><text:span text:style-name="T1">CLR</text:span></text:p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12.75cm" svg:y1="6.5cm" svg:x2="12.75cm" svg:y2="7.5cm">
          <text:p/>
        </draw:line>
        <draw:line draw:style-name="gr40" draw:text-style-name="P7" draw:layer="layout" svg:x1="10.25cm" svg:y1="6.5cm" svg:x2="10.25cm" svg:y2="7.5cm">
          <text:p/>
        </draw:line>
        <draw:custom-shape draw:style-name="gr47" draw:text-style-name="P43" draw:layer="layout" svg:width="0.5cm" svg:height="0.25cm" svg:x="12.25cm" svg:y="29.75cm">
          <text:p text:style-name="P42"><text:span text:style-name="T7">F3</text:span></text:p>
          <draw:enhanced-geometry svg:viewBox="0 0 21600 21600" draw:type="rectangle" draw:enhanced-path="M 0 0 L 21600 0 21600 21600 0 21600 0 0 Z N"/>
        </draw:custom-shape>
        <draw:custom-shape draw:style-name="gr38" draw:text-style-name="P47" draw:layer="layout" svg:width="0.5cm" svg:height="0.25cm" svg:x="12.25cm" svg:y="29cm">
          <text:p text:style-name="P46"><text:span text:style-name="T8">S3</text:span></text:p>
          <draw:enhanced-geometry svg:viewBox="0 0 21600 21600" draw:type="rectangle" draw:enhanced-path="M 0 0 L 21600 0 21600 21600 0 21600 0 0 Z N"/>
        </draw:custom-shape>
        <draw:custom-shape draw:style-name="gr38" draw:text-style-name="P47" draw:layer="layout" svg:width="0.5cm" svg:height="0.25cm" svg:x="7.75cm" svg:y="12.499cm">
          <text:p text:style-name="P46"><text:span text:style-name="T8">S3</text:span></text:p>
          <draw:enhanced-geometry svg:viewBox="0 0 21600 21600" draw:type="rectangle" draw:enhanced-path="M 0 0 L 21600 0 21600 21600 0 21600 0 0 Z N"/>
        </draw:custom-shape>
        <draw:custom-shape draw:style-name="gr51" draw:text-style-name="P48" draw:layer="layout" svg:width="4.75cm" svg:height="1.75cm" svg:x="9.25cm" svg:y="11.12cm">
          <text:p text:style-name="P24"><text:span text:style-name="T2">Instruction 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0.5cm" svg:height="0.25cm" svg:x="13cm" svg:y="11cm">
          <text:p text:style-name="P11"><text:span text:style-name="T1">IN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3.5cm" svg:y="11cm">
          <text:p text:style-name="P11"><text:span text:style-name="T1">INI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9.5cm" svg:y="12.5cm">
          <text:p text:style-name="P42"><text:span text:style-name="T7">I0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0cm" svg:y="12.5cm">
          <text:p text:style-name="P42"><text:span text:style-name="T7">I1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0.5cm" svg:y="12.5cm">
          <text:p text:style-name="P42"><text:span text:style-name="T7">I2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1cm" svg:y="12.5cm">
          <text:p text:style-name="P42"><text:span text:style-name="T7">I3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1.75cm" svg:y="12.5cm">
          <text:p text:style-name="P42"><text:span text:style-name="T7">I4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2.25cm" svg:y="12.5cm">
          <text:p text:style-name="P42"><text:span text:style-name="T7">I5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2.75cm" svg:y="12.5cm">
          <text:p text:style-name="P42"><text:span text:style-name="T7">I6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3.25cm" svg:y="12.5cm">
          <text:p text:style-name="P42"><text:span text:style-name="T7">I7</text:span></text:p>
          <draw:enhanced-geometry svg:viewBox="0 0 21600 21600" draw:type="rectangle" draw:enhanced-path="M 0 0 L 21600 0 21600 21600 0 21600 0 0 Z N"/>
        </draw:custom-shape>
        <draw:custom-shape draw:style-name="gr52" draw:text-style-name="P37" draw:layer="layout" svg:width="2.5cm" svg:height="2cm" svg:x="3.5cm" svg:y="28.25cm">
          <text:p text:style-name="P36"><text:span text:style-name="T6">Microcode</text:span></text:p>
          <text:p text:style-name="P36"><text:span text:style-name="T6">address</text:span></text:p>
          <text:p text:style-name="P36"><text:span text:style-name="T6">(15 bit)</text:span></text:p>
          <draw:enhanced-geometry svg:viewBox="0 0 21600 21600" draw:type="rectangle" draw:enhanced-path="M 0 0 L 21600 0 21600 21600 0 21600 0 0 Z N"/>
        </draw:custom-shape>
        <draw:custom-shape draw:style-name="gr53" draw:text-style-name="P37" draw:layer="layout" svg:width="2.5cm" svg:height="6cm" svg:x="3.5cm" svg:y="30.5cm">
          <text:p text:style-name="P36"><text:span text:style-name="T6">Control</text:span></text:p>
          <text:p text:style-name="P36"><text:span text:style-name="T6">(34 bit)</text:span>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9.25cm" svg:height="2.001cm" svg:x="18.25cm" svg:y="21.7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9" draw:layer="layout" svg:width="8.736cm" svg:height="1.501cm" svg:x="18.507cm" svg:y="22cm">
          <text:p text:style-name="P5">Clock and Power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cm" svg:y="35.5cm">
          <text:p text:style-name="P11"><text:span text:style-name="T1">PCE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3cm" svg:y="4cm">
          <text:p text:style-name="P11"><text:span text:style-name="T1">PCR</text:span></text:p>
          <draw:enhanced-geometry svg:viewBox="0 0 21600 21600" draw:type="rectangle" draw:enhanced-path="M 0 0 L 21600 0 21600 21600 0 21600 0 0 Z N"/>
        </draw:custom-shape>
        <draw:frame draw:style-name="gr56" draw:layer="layout" svg:width="4.826cm" svg:height="3.898cm" svg:x="23.606cm" svg:y="36.749cm">
          <table:table table:template-name="blue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lue-title-with-border">
              <table:table-cell>
                <text:p><text:span text:style-name="T9">Bit</text:span></text:p>
              </table:table-cell>
              <table:table-cell>
                <text:p><text:span text:style-name="T9">Color</text:span></text:p>
              </table:table-cell>
              <table:table-cell table:style-name="ce1">
                <text:p text:style-name="P50"><text:span text:style-name="T9">Count</text:span></text:p>
              </table:table-cell>
            </table:table-row>
            <table:table-row table:style-name="ro1" table:default-cell-style-name="gray-with-border">
              <table:table-cell>
                <text:p><text:span text:style-name="T9">Data</text:span></text:p>
              </table:table-cell>
              <table:table-cell>
                <text:p><text:span text:style-name="T9">Red</text:span></text:p>
              </table:table-cell>
              <table:table-cell table:style-name="ce1">
                <text:p text:style-name="P50"><text:span text:style-name="T9">8</text:span></text:p>
              </table:table-cell>
            </table:table-row>
            <table:table-row table:style-name="ro1" table:default-cell-style-name="white-with-border">
              <table:table-cell>
                <text:p><text:span text:style-name="T9">Address</text:span></text:p>
              </table:table-cell>
              <table:table-cell>
                <text:p><text:span text:style-name="T9">Green</text:span></text:p>
              </table:table-cell>
              <table:table-cell table:style-name="ce1">
                <text:p text:style-name="P50"><text:span text:style-name="T9">10</text:span></text:p>
              </table:table-cell>
            </table:table-row>
            <table:table-row table:style-name="ro1" table:default-cell-style-name="gray-with-border">
              <table:table-cell>
                <text:p><text:span text:style-name="T9">Power</text:span></text:p>
              </table:table-cell>
              <table:table-cell>
                <text:p><text:span text:style-name="T9">Red</text:span></text:p>
              </table:table-cell>
              <table:table-cell table:style-name="ce1">
                <text:p text:style-name="P50"><text:span text:style-name="T9">11</text:span></text:p>
              </table:table-cell>
            </table:table-row>
            <table:table-row table:style-name="ro1" table:default-cell-style-name="white-with-border">
              <table:table-cell>
                <text:p><text:span text:style-name="T9">Clock</text:span></text:p>
              </table:table-cell>
              <table:table-cell>
                <text:p><text:span text:style-name="T9">Blue</text:span></text:p>
              </table:table-cell>
              <table:table-cell table:style-name="ce1">
                <text:p text:style-name="P50"><text:span text:style-name="T9">11</text:span></text:p>
              </table:table-cell>
            </table:table-row>
            <table:table-row table:style-name="ro1" table:default-cell-style-name="gray-with-border">
              <table:table-cell>
                <text:p><text:span text:style-name="T9">Control</text:span></text:p>
              </table:table-cell>
              <table:table-cell>
                <text:p><text:span text:style-name="T9">Yellow</text:span></text:p>
              </table:table-cell>
              <table:table-cell table:style-name="ce1">
                <text:p text:style-name="P50"><text:span text:style-name="T9">11</text:span></text:p>
              </table:table-cell>
            </table:table-row>
            <table:table-row table:style-name="ro1" table:default-cell-style-name="ce2">
              <table:table-cell>
                <text:p text:style-name="P51"><text:span text:style-name="T9">Instruction</text:span></text:p>
              </table:table-cell>
              <table:table-cell>
                <text:p text:style-name="P52"><text:span text:style-name="T9">Orange</text:span></text:p>
              </table:table-cell>
              <table:table-cell table:style-name="ce3">
                <text:p text:style-name="P53"><text:span text:style-name="T9">11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5" draw:text-style-name="P7" draw:layer="layout" svg:x1="15.5cm" svg:y1="12.25cm" svg:x2="14cm" svg:y2="12.25cm">
          <text:p/>
        </draw:line>
        <draw:custom-shape draw:style-name="gr38" draw:text-style-name="P32" draw:layer="layout" svg:width="0.5cm" svg:height="0.25cm" svg:x="17.2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7.75cm" svg:y="30.7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8.7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8.2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7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2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7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2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75cm" svg:y="30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75cm" svg:y="30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25cm" svg:y="30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0.5cm" svg:height="0.25cm" svg:x="19.25cm" svg:y="32.5cm">
          <text:p text:style-name="P11"><text:span text:style-name="T1">AL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25cm" svg:y="32.5cm">
          <text:p text:style-name="P11"><text:span text:style-name="T1">ALO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5.5cm" svg:y1="18.251cm" svg:x2="14cm" svg:y2="18.251cm">
          <text:p/>
        </draw:line>
        <draw:line draw:style-name="gr15" draw:text-style-name="P7" draw:layer="layout" svg:x1="15.5cm" svg:y1="21cm" svg:x2="14cm" svg:y2="21cm">
          <text:p/>
        </draw:line>
        <draw:line draw:style-name="gr15" draw:text-style-name="P7" draw:layer="layout" svg:x1="15.5cm" svg:y1="18.251cm" svg:x2="14cm" svg:y2="18.251cm">
          <text:p/>
        </draw:line>
        <draw:custom-shape draw:style-name="gr20" draw:text-style-name="P12" draw:layer="layout" svg:width="0.5cm" svg:height="0.25cm" svg:x="5.25cm" svg:y="20.25cm">
          <text:p text:style-name="P11"><text:span text:style-name="T1">SP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5cm" svg:y="16.501cm">
          <text:p text:style-name="P11"><text:span text:style-name="T1">I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cm" svg:y="16.501cm">
          <text:p text:style-name="P11"><text:span text:style-name="T1">J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5cm" svg:y="6cm">
          <text:p text:style-name="P11"><text:span text:style-name="T1">L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cm" svg:y="6cm">
          <text:p text:style-name="P11"><text:span text:style-name="T1">R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8.75cm" svg:y="35.25cm">
          <text:p text:style-name="P11"><text:span text:style-name="T1">L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25cm" svg:y="35.25cm">
          <text:p text:style-name="P11"><text:span text:style-name="T1">R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75cm" svg:y="35.25cm">
          <text:p text:style-name="P11"><text:span text:style-name="T1">I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.25cm" svg:y="35.25cm">
          <text:p text:style-name="P11"><text:span text:style-name="T1">J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3cm" svg:y="14.25cm">
          <text:p text:style-name="P11"><text:span text:style-name="T1">RA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2.5cm" svg:y="14.25cm">
          <text:p text:style-name="P11"><text:span text:style-name="T1">RA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3.5cm" svg:y="14.25cm">
          <text:p text:style-name="P11"><text:span text:style-name="T1">ROO</text:span></text:p>
          <draw:enhanced-geometry svg:viewBox="0 0 21600 21600" draw:type="rectangle" draw:enhanced-path="M 0 0 L 21600 0 21600 21600 0 21600 0 0 Z N"/>
        </draw:custom-shape>
        <draw:custom-shape draw:style-name="gr57" draw:text-style-name="P6" draw:layer="layout" svg:width="0.5cm" svg:height="1.499cm" draw:transform="rotate (1.57166899142089) translate (3.751cm 23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" draw:layer="layout" svg:width="0.5cm" svg:height="1.499cm" draw:transform="rotate (1.57166899142089) translate (3.751cm 15.7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0.5cm" svg:height="0.25cm" svg:x="10.75cm" svg:y="33cm">
          <text:p text:style-name="P11"><text:span text:style-name="T1">B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cm" svg:y="33cm">
          <text:p text:style-name="P11"><text:span text:style-name="T1">B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cm" svg:y="33cm">
          <text:p text:style-name="P11"><text:span text:style-name="T1">BC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2.25cm" svg:y="33cm">
          <text:p text:style-name="P11"><text:span text:style-name="T1">BC3</text:span></text:p>
          <draw:enhanced-geometry svg:viewBox="0 0 21600 21600" draw:type="rectangle" draw:enhanced-path="M 0 0 L 21600 0 21600 21600 0 21600 0 0 Z N"/>
        </draw:custom-shape>
        <draw:custom-shape draw:style-name="gr43" draw:text-style-name="P38" draw:layer="layout" svg:width="3.25cm" svg:height="0.5cm" svg:x="13.75cm" svg:y="35.25cm">
          <text:p text:style-name="P36"><text:span text:style-name="T6">Data Bus In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7.25cm" svg:y="35.2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3.5cm" svg:y="18.75cm">
          <text:p text:style-name="P11"><text:span text:style-name="T1">MCE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cm" svg:y="33.5cm">
          <text:p text:style-name="P11"><text:span text:style-name="T1">MCE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3cm" svg:y="18.75cm">
          <text:p text:style-name="P11"><text:span text:style-name="T1">MAR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2.25cm" svg:y="33.5cm">
          <text:p text:style-name="P11"><text:span text:style-name="T1">MAR</text:span></text:p>
          <draw:enhanced-geometry svg:viewBox="0 0 21600 21600" draw:type="rectangle" draw:enhanced-path="M 0 0 L 21600 0 21600 21600 0 21600 0 0 Z N"/>
        </draw:custom-shape>
        <draw:custom-shape draw:style-name="gr58" draw:text-style-name="P27" draw:layer="layout" svg:width="3.5cm" svg:height="1.631cm" svg:x="18.75cm" svg:y="9.619cm">
          <text:p text:style-name="P24"><text:span text:style-name="T2">Flag Register</text:span></text:p>
          <text:p text:style-name="P24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5" draw:text-style-name="P40" draw:layer="layout" svg:width="0.5cm" svg:height="0.25cm" svg:x="19.25cm" svg:y="34.75cm">
          <text:p text:style-name="P11"><text:span text:style-name="T1">Stack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cm" svg:y="35.5cm">
          <text:p text:style-name="P11"><text:span text:style-name="T1">HLT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7.75cm" svg:y="32.25cm">
          <text:p text:style-name="P11"><text:span text:style-name="T1">MIO</text:span></text:p>
          <draw:enhanced-geometry svg:viewBox="0 0 21600 21600" draw:type="rectangle" draw:enhanced-path="M 0 0 L 21600 0 21600 21600 0 21600 0 0 Z N"/>
        </draw:custom-shape>
        <draw:custom-shape draw:style-name="gr41" draw:text-style-name="P37" draw:layer="layout" svg:width="4.25cm" svg:height="0.5cm" svg:x="6.25cm" svg:y="36cm">
          <text:p text:style-name="P36"><text:span text:style-name="T6">Step Sequencer &amp; Flag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cm" svg:y="36cm">
          <text:p text:style-name="P11"><text:span text:style-name="T1">SS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" draw:text-style-name="P15" draw:layer="layout" svg:width="0.5cm" svg:height="0.25cm" svg:x="11.25cm" svg:y="36cm">
          <text:p text:style-name="P11"><text:span text:style-name="T1">FLS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1.75cm" svg:y="3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2.25cm" svg:y="3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9" draw:text-style-name="P27" draw:layer="layout" svg:width="4cm" svg:height="1.5cm" svg:x="23cm" svg:y="19.751cm">
          <text:p text:style-name="P24"><text:span text:style-name="T2">Data-In</text:span></text:p>
          <text:p text:style-name="P24"><text:span text:style-name="T2">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5" draw:layer="layout" svg:width="0.5cm" svg:height="0.25cm" svg:x="24cm" svg:y="19.751cm">
          <text:p text:style-name="P11"><text:span text:style-name="T1">B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4.5cm" svg:y="19.751cm">
          <text:p text:style-name="P11"><text:span text:style-name="T1">B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5cm" svg:y="19.751cm">
          <text:p text:style-name="P11"><text:span text:style-name="T1">BC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5.5cm" svg:y="19.751cm">
          <text:p text:style-name="P11"><text:span text:style-name="T1">BC2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21cm" svg:y="9.619cm">
          <text:p text:style-name="P11"><text:span text:style-name="T1">F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1.5cm" svg:y="9.619cm">
          <text:p text:style-name="P11"><text:span text:style-name="T1">FRI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9cm" svg:y="9.619cm">
          <text:p text:style-name="P11"><text:span text:style-name="T1">FRS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19.5cm" svg:y="10.75cm">
          <text:p text:style-name="P42"><text:span text:style-name="T7">ZERO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20.5cm" svg:y="10.75cm">
          <text:p text:style-name="P42"><text:span text:style-name="T7">CARRY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20cm" svg:y="10.75cm">
          <text:p text:style-name="P42"><text:span text:style-name="T7">SIGN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25cm" svg:x="21cm" svg:y="10.75cm">
          <text:p text:style-name="P42"><text:span text:style-name="T7">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0.5cm" svg:height="0.25cm" svg:x="26.5cm" svg:y="9.5cm">
          <text:p text:style-name="P11"><text:span text:style-name="T1">ALO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8.5cm" svg:y="22.001cm">
          <text:p text:style-name="P11"><text:span text:style-name="T1">HLT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2.25cm" svg:y="35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75cm" svg:y="32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75cm" svg:y="35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5" draw:text-style-name="P7" draw:layer="layout" svg:x1="18.5cm" svg:y1="11.5cm" svg:x2="17cm" svg:y2="11.5cm">
          <text:p/>
        </draw:line>
        <draw:line draw:style-name="gr15" draw:text-style-name="P7" draw:layer="layout" svg:x1="17cm" svg:y1="10cm" svg:x2="18.75cm" svg:y2="10cm">
          <text:p/>
        </draw:line>
        <draw:line draw:style-name="gr15" draw:text-style-name="P7" draw:layer="layout" svg:x1="18.75cm" svg:y1="10.5cm" svg:x2="17cm" svg:y2="10.5cm">
          <text:p/>
        </draw:line>
        <draw:custom-shape draw:style-name="gr60" draw:text-style-name="P27" draw:layer="layout" svg:width="3.5cm" svg:height="1.5cm" svg:x="18.75cm" svg:y="11.4cm">
          <text:p text:style-name="P24"><text:span text:style-name="T2">M</text:span><text:span text:style-name="T2">e</text:span><text:span text:style-name="T2">m</text:span><text:span text:style-name="T2">o</text:span><text:span text:style-name="T2">r</text:span><text:span text:style-name="T2">y</text:span></text:p>
          <text:p text:style-name="P24"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o</text:span><text:span text:style-name="T2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54" draw:layer="layout" svg:width="0.5cm" svg:height="0.25cm" svg:x="20cm" svg:y="11.4cm">
          <text:p text:style-name="P42"><text:span text:style-name="T7">M</text:span><text:span text:style-name="T7">C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54" draw:layer="layout" svg:width="0.5cm" svg:height="0.25cm" svg:x="19.5cm" svg:y="11.4cm">
          <text:p text:style-name="P42"><text:span text:style-name="T7">M</text:span><text:span text:style-name="T7">C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54" draw:layer="layout" svg:width="0.5cm" svg:height="0.25cm" svg:x="19.5cm" svg:y="11cm">
          <text:p text:style-name="P42"><text:span text:style-name="T7">F</text:span><text:span text:style-name="T7">C</text:span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46" draw:text-style-name="P55" draw:layer="layout" svg:width="0.5cm" svg:height="0.25cm" svg:x="20.5cm" svg:y="11cm">
          <text:p text:style-name="P42"><text:span text:style-name="T7">F</text:span><text:span text:style-name="T7">C</text:span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23" draw:text-style-name="P54" draw:layer="layout" svg:width="0.5cm" svg:height="0.25cm" svg:x="20cm" svg:y="11cm">
          <text:p text:style-name="P42"><text:span text:style-name="T7">F</text:span><text:span text:style-name="T7">C</text:span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46" draw:text-style-name="P55" draw:layer="layout" svg:width="0.5cm" svg:height="0.25cm" svg:x="21cm" svg:y="11cm">
          <text:p text:style-name="P42"><text:span text:style-name="T7">F</text:span><text:span text:style-name="T7">C</text:span><text:span text:style-name="T7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0.5cm" svg:height="0.25cm" svg:x="21.5cm" svg:y="11.4cm">
          <text:p text:style-name="P11"><text:span text:style-name="T1">MIO</text:span></text:p>
          <draw:enhanced-geometry svg:viewBox="0 0 21600 21600" draw:type="rectangle" draw:enhanced-path="M 0 0 L 21600 0 21600 21600 0 21600 0 0 Z N"/>
        </draw:custom-shape>
        <draw:line draw:style-name="gr61" draw:text-style-name="P7" draw:layer="layout" svg:x1="20cm" svg:y1="11.25cm" svg:x2="20cm" svg:y2="11.5cm">
          <text:p/>
        </draw:line>
        <draw:custom-shape draw:style-name="gr50" draw:text-style-name="P27" draw:layer="layout" svg:width="3.75cm" svg:height="2cm" svg:x="10cm" svg:y="7.75cm">
          <text:p text:style-name="P24"><text:span text:style-name="T2">Control 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8T07:31:27.395599873</meta:creation-date>
    <dc:date>2025-12-27T23:42:55.988430283</dc:date>
    <meta:editing-duration>P1DT4H21M55S</meta:editing-duration>
    <meta:editing-cycles>185</meta:editing-cycles>
    <meta:generator>LibreOffice/25.8.4.2$Linux_X86_64 LibreOffice_project/580$Build-2</meta:generator>
    <meta:document-statistic meta:object-count="393"/>
  </office:meta>
</office:document-meta>
</file>